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font-weight="normal" officeooo:paragraph-rsid="00131e48" style:font-weight-asian="normal" style:font-weight-complex="normal"/>
    </style:style>
    <style:style style:name="P2" style:family="paragraph" style:parent-style-name="Standard">
      <style:paragraph-properties fo:line-height="200%"/>
      <style:text-properties fo:font-weight="normal" officeooo:rsid="0120721d" officeooo:paragraph-rsid="00131e48" style:font-weight-asian="normal" style:font-weight-complex="normal"/>
    </style:style>
    <style:style style:name="P3" style:family="paragraph" style:parent-style-name="Standard">
      <style:paragraph-properties fo:line-height="200%"/>
      <style:text-properties fo:font-weight="bold" officeooo:paragraph-rsid="00131e48" style:font-weight-asian="bold" style:font-weight-complex="bold"/>
    </style:style>
    <style:style style:name="T1" style:family="text">
      <style:text-properties officeooo:rsid="00b87d7a"/>
    </style:style>
    <style:style style:name="T2" style:family="text">
      <style:text-properties officeooo:rsid="01333895"/>
    </style:style>
    <style:style style:name="T3" style:family="text">
      <style:text-properties officeooo:rsid="02c6e2be"/>
    </style:style>
    <style:style style:name="T4" style:family="text">
      <style:text-properties officeooo:rsid="00476c98"/>
    </style:style>
    <style:style style:name="T5" style:family="text">
      <style:text-properties officeooo:rsid="012208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del Users</text:p>
      <text:p text:style-name="P2">Model users are a creation of the publishing and broadcast industries. By cultivating an authoritative gardening character, a respected regular feature (column or programme) can be a guaranteed to interest real and vicarious <text:span text:style-name="T5">gardeners alike. They may not agree with the practices, but this can generate lively letters or further content if readers or viewers feel strongly enough to communicate these views. In the following section, the role of "celebrity gardeners", those who had public presence through newspapers and magazines, radio or TV, in setting an example and gaining acceptance for new chemical products is examined further. </text:span></text:p>
      <text:p text:style-name="P1"/>
      <text:p text:style-name="P1">Weekly gardening columnists <text:span text:style-name="T1">modelled</text:span> how to correctly use the chemical and <text:span text:style-name="T1">broadcast a</text:span> schedule for using the herbicide. The <text:span text:style-name="T2">device</text:span> of <text:span text:style-name="T3">"</text:span>jobs to do this week<text:span text:style-name="T3">"</text:span> is well used in their <text:span text:style-name="T4">columns</text:span>, <text:span text:style-name="T4">which presents</text:span> very similar advice <text:span text:style-name="T4">and instruction </text:span>on weeding, planting, fertilising <text:span text:style-name="T4">as </text:span>might be set out in gardening almanacs or books. <text:span text:style-name="T4">T</text:span>he <text:span text:style-name="T4">newspaper columns</text:span> <text:span text:style-name="T4">give the opportunity to </text:span>add topical comment on rain or sun, or other events to supplement and fine tune the adv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1T13:59:26.355870000</meta:creation-date>
    <dc:date>2014-11-01T13:59:44.334946000</dc:date>
    <meta:editing-duration>P0D</meta:editing-duration>
    <meta:editing-cycles>1</meta:editing-cycles>
    <meta:document-statistic meta:table-count="0" meta:image-count="0" meta:object-count="0" meta:page-count="1" meta:paragraph-count="3" meta:word-count="176" meta:character-count="1113" meta:non-whitespace-character-count="938"/>
    <meta:generator>LibreOffice/4.2.6.3$MacOSX_x86 LibreOffice_project/3fd416d4c6db7d3204c17ce57a1d70f6e531ee21</meta:generator>
  </office:meta>
</office:document-meta>
</file>